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32F000001C2000001C2D05FA073145F6512.svg" manifest:media-type="image/svg+xml"/>
  <manifest:file-entry manifest:full-path="Pictures/100000010000001A0000001A8BDB63A0E0B8384D.png" manifest:media-type="image/png"/>
  <manifest:file-entry manifest:full-path="Pictures/1000030A000001C2000001C2F1DC88830559AADF.svg" manifest:media-type="image/svg+xml"/>
  <manifest:file-entry manifest:full-path="Pictures/100000010000001A0000001AAB6FFF6EFC4E3E2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P1" style:family="paragraph" style:parent-style-name="Heading_20_2">
      <style:text-properties fo:font-variant="normal" fo:text-transform="none" fo:color="#58595b" loext:opacity="100%" style:font-name="goetheffclan" fo:letter-spacing="normal" fo:font-style="normal" fo:font-weight="normal" fo:background-color="#81d41a"/>
    </style:style>
    <style:style style:name="P2" style:family="paragraph" style:parent-style-name="Text_20_body">
      <style:paragraph-properties fo:margin-left="0cm" fo:margin-right="0cm" fo:margin-top="0cm" fo:margin-bottom="0cm" style:contextual-spacing="false" fo:text-indent="0cm" style:auto-text-indent="false" fo:padding="0cm" fo:border="none"/>
    </style:style>
    <style:style style:name="P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style:text-properties fo:font-variant="normal" fo:text-transform="none" fo:color="#000000" loext:opacity="100%" fo:letter-spacing="normal" loext:padding="0cm" loext:border="none"/>
    </style:style>
    <style:style style:name="P4" style:family="paragraph" style:parent-style-name="Text_20_body" style:list-style-name="L1">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6"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7" style:family="paragraph" style:parent-style-name="Text_20_body" style:list-style-name="L1">
      <style:paragraph-properties fo:margin-left="0cm" fo:margin-right="0cm" fo:margin-top="0cm" fo:margin-bottom="0cm" style:contextual-spacing="false" style:line-height-at-least="0.353cm" fo:text-indent="0cm" style:auto-text-indent="false" fo:padding="0cm" fo:border="none"/>
    </style:style>
    <style:style style:name="T1" style:family="text">
      <style:text-properties style:text-line-through-style="none" style:text-line-through-type="none" style:text-underline-style="none" style:text-blinking="false" fo:background-color="transparent" loext:char-shading-value="0" loext:padding="0cm" loext:border="none"/>
    </style:style>
    <style:style style:name="T2" style:family="text">
      <style:text-properties fo:color="#47abd8" loext:opacity="100%" style:text-line-through-style="none" style:text-line-through-type="none" style:text-underline-style="none" style:text-blinking="false" fo:background-color="transparent" loext:char-shading-value="0"/>
    </style:style>
    <style:style style:name="T3" style:family="text">
      <style:text-properties fo:color="#47abd8" loext:opacity="100%" style:text-line-through-style="none" style:text-line-through-type="none" style:text-underline-style="none" fo:font-weight="bold" style:text-blinking="false" fo:background-color="transparent" loext:char-shading-value="0" loext:padding="0cm" loext:border="none"/>
    </style:style>
    <style:style style:name="T4" style:family="text">
      <style:text-properties fo:color="#47abd8" loext:opacity="100%" fo:font-weight="bold" loext:padding="0cm" loext:border="none"/>
    </style:style>
    <style:style style:name="T5" style:family="text">
      <style:text-properties loext:padding="0cm" loext:border="none"/>
    </style:style>
    <style:style style:name="T6" style:family="text">
      <style:text-properties fo:font-variant="normal" fo:text-transform="none" fo:color="#000000" loext:opacity="100%" style:font-name="verdana" fo:font-size="6.5pt" fo:letter-spacing="normal" fo:font-style="normal" fo:font-weight="normal" loext:padding="0cm" loext:border="none"/>
    </style:style>
    <style:style style:name="T7" style:family="text">
      <style:text-properties fo:font-variant="normal" fo:text-transform="none" fo:color="#000000" loext:opacity="100%" style:font-name="verdana" fo:font-size="6.5pt" fo:letter-spacing="normal" fo:font-style="italic" fo:font-weight="normal" loext:padding="0cm" loext:border="none"/>
    </style:style>
    <style:style style:name="T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fr1" style:family="graphic" style:parent-style-name="Graphics">
      <style:graphic-properties fo:margin-left="0.071cm" fo:margin-right="0.071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6e7e8" fo:margin-left="0cm" fo:margin-right="0cm" style:editable="false">
        <style:columns fo:column-count="1" fo:column-gap="0cm"/>
        <style:background-image/>
      </style:section-properties>
    </style:style>
    <style:style style:name="Sect3"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Kapitel 2: Lehrwerke</text:h>
      <text:p text:style-name="P3"><draw:frame draw:style-name="fr1" draw:name="Bild1" text:anchor-type="as-char" svg:width="0.282cm" svg:height="0.282cm" draw:z-index="0"><draw:image xlink:href="Pictures/1000032F000001C2000001C2D05FA073145F6512.svg" xlink:type="simple" xlink:show="embed" xlink:actuate="onLoad" draw:mime-type="image/svg+xml"/><draw:image xlink:href="Pictures/100000010000001A0000001A8BDB63A0E0B8384D.png" xlink:type="simple" xlink:show="embed" xlink:actuate="onLoad" draw:mime-type="image/png"/></draw:frame><text:span text:style-name="T2"><draw:a xlink:type="simple" xlink:href="https://lernen.goethe.de/moodle/mod/book/view.php?id=98431229&amp;chapterid=22780913"><draw:frame draw:style-name="fr1" draw:name="Bild2" text:anchor-type="as-char" svg:width="0.318cm" svg:height="0.318cm" draw:z-index="1"><draw:image xlink:href="Pictures/1000030A000001C2000001C2F1DC88830559AADF.svg" xlink:type="simple" xlink:show="embed" xlink:actuate="onLoad" draw:mime-type="image/svg+xml"/><draw:image xlink:href="Pictures/100000010000001A0000001AAB6FFF6EFC4E3E2B.png" xlink:type="simple" xlink:show="embed" xlink:actuate="onLoad" draw:mime-type="image/png"/><svg:title>Weiter</svg:title></draw:frame></draw:a></text:span></text:p>
      <text:section text:style-name="Sect1" text:name="gi_dll">
        <text:p text:style-name="P2"><text:span text:style-name="T6">In den </text:span><text:a xlink:type="simple" xlink:href="https://lernen.goethe.de/moodle/mod/glossary/showentry.php?eid=2290731&amp;displayformat=dictionary" text:style-name="Internet_20_link" text:visited-style-name="Visited_20_Internet_20_Link">Aufgaben</text:a><text:span text:style-name="T6"> 1 und 4 fiel vielleicht einigen von Ihnen auf, dass Sie häufig mit dem </text:span><text:a xlink:type="simple" xlink:href="https://lernen.goethe.de/moodle/mod/glossary/showentry.php?eid=2290776&amp;displayformat=dictionary" text:style-name="Internet_20_link" text:visited-style-name="Visited_20_Internet_20_Link">Lehrbuch</text:a><text:span text:style-name="T6"> und dem </text:span><text:a xlink:type="simple" xlink:href="https://lernen.goethe.de/moodle/mod/glossary/showentry.php?eid=2290728&amp;displayformat=dictionary" text:style-name="Internet_20_link" text:visited-style-name="Visited_20_Internet_20_Link">Arbeitsbuch</text:a><text:span text:style-name="T6"> und den mitgelieferten Hörmaterialien arbeiten und dass Sie seltener Radio, Zeitungen, Internet oder soziale </text:span><text:a xlink:type="simple" xlink:href="https://lernen.goethe.de/moodle/mod/glossary/showentry.php?eid=2290797&amp;displayformat=dictionary" text:style-name="Internet_20_link" text:visited-style-name="Visited_20_Internet_20_Link">Medien</text:a><text:span text:style-name="T6"> in den Unterricht einbeziehen. In sehr vielen Kontexten kommt dem </text:span><text:a xlink:type="simple" xlink:href="https://lernen.goethe.de/moodle/mod/glossary/showentry.php?eid=2290782&amp;displayformat=dictionary" text:style-name="Internet_20_link" text:visited-style-name="Visited_20_Internet_20_Link">Lehrwerk</text:a><text:span text:style-name="T6"> eine zentrale Rolle für die Unterrichtssteuerung zu. Es ist deshalb für Lehrende wichtig, mit grundlegenden Aspekten von Lehrwerken vertraut zu sein. Gleichzeitig machen viele Lehrende die Erfahrung, dass das </text:span><text:a xlink:type="simple" xlink:href="https://lernen.goethe.de/moodle/mod/glossary/showentry.php?eid=2290782&amp;displayformat=dictionary" text:style-name="Internet_20_link" text:visited-style-name="Visited_20_Internet_20_Link">Lehrwerk</text:a><text:span text:style-name="T6"> zwar immer mehr Teile hat, trotzdem aber nicht genau zu ihrer Lerngruppe und zu bestimmten Lernzielen passt, so dass sie </text:span><text:a xlink:type="simple" xlink:href="https://lernen.goethe.de/moodle/mod/glossary/showentry.php?eid=2290869&amp;displayformat=dictionary" text:style-name="Internet_20_link" text:visited-style-name="Visited_20_Internet_20_Link">Lehr- und Lernmedien</text:a><text:span text:style-name="T6"> verändern oder selbst produzieren müssen, damit es zu ihrer Gruppe passt.</text:span></text:p>
        <text:p text:style-name="P2"/>
        <text:section text:style-name="Sect2" text:name="AbLernziele">
          <text:p text:style-name="P6">Zentrale Themen dieses Kapitels sind also folgende:</text:p>
          <text:list text:style-name="L1">
            <text:list-item>
              <text:p text:style-name="P4">Sie lernen Kriterien zur Einschätzung von Lehrwerken kennen.</text:p>
            </text:list-item>
            <text:list-item>
              <text:p text:style-name="P7"><text:span text:style-name="T6">Sie erfahren, aus welchen Komponenten </text:span><text:a xlink:type="simple" xlink:href="https://lernen.goethe.de/moodle/mod/glossary/showentry.php?eid=2290782&amp;displayformat=dictionary" text:style-name="Internet_20_link" text:visited-style-name="Visited_20_Internet_20_Link"><text:span text:style-name="T8">Lehrwerke</text:span></text:a><text:span text:style-name="T6"> bestehen, wie diese Komponenten zusammenspielen und welche Funktionen sie haben können.</text:span></text:p>
            </text:list-item>
            <text:list-item>
              <text:p text:style-name="P7"><text:span text:style-name="T6">Sie lernen, wie Sie den inneren Aufbau von Lehrwerken und einzelnen </text:span><text:a xlink:type="simple" xlink:href="https://lernen.goethe.de/moodle/mod/glossary/showentry.php?eid=2290785&amp;displayformat=dictionary" text:style-name="Internet_20_link" text:visited-style-name="Visited_20_Internet_20_Link"><text:span text:style-name="T8">Lektionen</text:span></text:a><text:span text:style-name="T6"> erkennen können.</text:span></text:p>
            </text:list-item>
            <text:list-item>
              <text:p text:style-name="P7"><text:span text:style-name="T6">Sie erkennen, ob ein </text:span><text:a xlink:type="simple" xlink:href="https://lernen.goethe.de/moodle/mod/glossary/showentry.php?eid=2290782&amp;displayformat=dictionary" text:style-name="Internet_20_link" text:visited-style-name="Visited_20_Internet_20_Link"><text:span text:style-name="T8">Lehrwerk</text:span></text:a><text:span text:style-name="T6"> für Ihre </text:span><text:a xlink:type="simple" xlink:href="https://lernen.goethe.de/moodle/mod/glossary/showentry.php?eid=2290845&amp;displayformat=dictionary" text:style-name="Internet_20_link" text:visited-style-name="Visited_20_Internet_20_Link"><text:span text:style-name="T8">Zielgruppe</text:span></text:a><text:span text:style-name="T6"> geeignet ist.</text:span></text:p>
            </text:list-item>
            <text:list-item>
              <text:p text:style-name="P7"><text:span text:style-name="T6">Sie lernen, wie man vorhandene </text:span><text:a xlink:type="simple" xlink:href="https://lernen.goethe.de/moodle/mod/glossary/showentry.php?eid=2290869&amp;displayformat=dictionary" text:style-name="Internet_20_link" text:visited-style-name="Visited_20_Internet_20_Link"><text:span text:style-name="T8">Lehr- und Lernmedien</text:span></text:a><text:span text:style-name="T6"> adaptieren kann.</text:span></text:p>
            </text:list-item>
          </text:list>
        </text:section>
        <text:section text:style-name="Sect3" text:name="AbGrundtext">
          <text:p text:style-name="P5"> </text:p>
          <text:p text:style-name="P2"><text:span text:style-name="T6">Teilkapitel 2.1 beginnt mit der Frage, aus welchen Bestandteilen sich </text:span><text:a xlink:type="simple" xlink:href="https://lernen.goethe.de/moodle/mod/glossary/showentry.php?eid=2290782&amp;displayformat=dictionary" text:style-name="Internet_20_link" text:visited-style-name="Visited_20_Internet_20_Link"><text:span text:style-name="T8">Lehrwerke</text:span></text:a><text:span text:style-name="T6"> zusammensetzen und welche Funktionen diese einzelnen Komponenten von Lehrwerken haben. Teilkapitel 2.2 befasst sich mit dem inneren Aufbau eines Lehrwerks. Das Teilkapitel 2.3 thematisiert das, was Ihnen nach dem Titel eines Lehrwerks meist als erstes ins Auge fällt: die Niveaustufe, für die das </text:span><text:a xlink:type="simple" xlink:href="https://lernen.goethe.de/moodle/mod/glossary/showentry.php?eid=2290782&amp;displayformat=dictionary" text:style-name="Internet_20_link" text:visited-style-name="Visited_20_Internet_20_Link"><text:span text:style-name="T8">Lehrwerk</text:span></text:a><text:span text:style-name="T6"> geschrieben ist. Sie werden sich genauer damit beschäftigen, was die Niveaustufen des </text:span><text:span text:style-name="T7">Gemeinsamen europäischen Referenzrahmens</text:span><text:span text:style-name="T6"> für die Produktion von Lehrwerken bedeuten. In Teilkapitel 2.4 wird die Kernfrage der Lehrwerkdiskussion behandelt: Wie gut können </text:span><text:a xlink:type="simple" xlink:href="https://lernen.goethe.de/moodle/mod/glossary/showentry.php?eid=2290782&amp;displayformat=dictionary" text:style-name="Internet_20_link" text:visited-style-name="Visited_20_Internet_20_Link"><text:span text:style-name="T8">Lehrwerke</text:span></text:a><text:span text:style-name="T6"> auf eine bestimmte </text:span><text:a xlink:type="simple" xlink:href="https://lernen.goethe.de/moodle/mod/glossary/showentry.php?eid=2290845&amp;displayformat=dictionary" text:style-name="Internet_20_link" text:visited-style-name="Visited_20_Internet_20_Link"><text:span text:style-name="T8">Zielgruppe</text:span></text:a><text:span text:style-name="T6"> bezogen sein? Wir werden dies exemplarisch an zwei Faktoren erarbeiten, die bei der Entscheidung für ein </text:span><text:a xlink:type="simple" xlink:href="https://lernen.goethe.de/moodle/mod/glossary/showentry.php?eid=2290782&amp;displayformat=dictionary" text:style-name="Internet_20_link" text:visited-style-name="Visited_20_Internet_20_Link"><text:span text:style-name="T8">Lehrwerk</text:span></text:a><text:span text:style-name="T6"> für eine bestimmte </text:span><text:a xlink:type="simple" xlink:href="https://lernen.goethe.de/moodle/mod/glossary/showentry.php?eid=2290845&amp;displayformat=dictionary" text:style-name="Internet_20_link" text:visited-style-name="Visited_20_Internet_20_Link"><text:span text:style-name="T8">Zielgruppe</text:span></text:a><text:span text:style-name="T6"> eine Rolle spielen können: am Bezug des Lehrwerks zu einer Altersstufe (Kinder, Jugendliche, Erwachsene) und am Bezug des Lehrwerks zu den Erstsprachen der Lernenden. Das Kapitel schließt damit, dass wir mit Ihnen in Teilkapitel 2.5 überlegen, wie man </text:span><text:a xlink:type="simple" xlink:href="https://lernen.goethe.de/moodle/mod/glossary/showentry.php?eid=2290869&amp;displayformat=dictionary" text:style-name="Internet_20_link" text:visited-style-name="Visited_20_Internet_20_Link"><text:span text:style-name="T8">Lehr- und Lernmedien</text:span></text:a><text:span text:style-name="T6"> so adaptieren kann, dass sie möglichst gut zu den Lernenden, zu ihren Interessen und Voraussetzungen passen.</text:span></text:p>
        </text:section>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0T11:08:20.889000000</meta:creation-date>
    <dc:date>2023-10-30T11:08:54.802000000</dc:date>
    <meta:editing-duration>PT34S</meta:editing-duration>
    <meta:editing-cycles>1</meta:editing-cycles>
    <meta:generator>LibreOffice/7.5.5.2$Windows_X86_64 LibreOffice_project/ca8fe7424262805f223b9a2334bc7181abbcbf5e</meta:generator>
    <meta:document-statistic meta:table-count="0" meta:image-count="2" meta:object-count="0" meta:page-count="1" meta:paragraph-count="11" meta:word-count="356" meta:character-count="2446" meta:non-whitespace-character-count="2103"/>
  </office:meta>
</office:document-meta>
</file>